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style:font-name="Verdana" fo:font-weight="bold" style:font-weight-asian="bold" style:font-weight-complex="bold"/>
    </style:style>
    <style:style style:name="T5" style:family="text">
      <style:text-properties style:font-name="Verdana" fo:font-weight="normal" style:font-weight-asian="normal" style:font-weight-complex="normal"/>
    </style:style>
    <style:style style:name="T6" style:family="text">
      <style:text-properties style:font-name="Verdana" fo:font-style="italic" fo:font-weight="normal" style:font-style-asian="italic" style:font-weight-asian="normal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4">Linux Netzwerktechnik Teil 3c - Verbinden über ssh</text:span><text:span text:style-name="T5"><text:line-break/><text:line-break/><text:line-break/>zunächst installieren wir OpenSSH:<text:line-break/></text:span><text:a xlink:type="simple" xlink:href="https://de.wikipedia.org/wiki/Secure_Shell" text:style-name="Internet_20_link" text:visited-style-name="Visited_20_Internet_20_Link"><text:span text:style-name="T1">https://de.wikipedia.org/wiki/Secure_Shell</text:span></text:a><text:span text:style-name="T1"> </text:span><text:span text:style-name="T5"><text:line-break/><text:line-break/></text:span><text:span text:style-name="T6">apt install openssh-server</text:span><text:span text:style-name="T5"><text:line-break/><text:line-break/>Wenn wir die IP-Adresse des anderen Computers wissen verbinden wir uns mit:<text:line-break/><text:line-break/>ssh &lt;Benutzer&gt;@&lt;IP-Adresse des anderen&gt;<text:line-break/><text:line-break/>z.B.<text:tab/>ssh </text:span><text:a xlink:type="simple" xlink:href="mailto:danny@10.26.37.107" text:style-name="Internet_20_link" text:visited-style-name="Visited_20_Internet_20_Link"><text:span text:style-name="T5">danny@10.26.37.107</text:span></text:a><text:span text:style-name="T5"><text:line-break/><text:line-break/>oder, falls wir die Datei /etc/hosts editiert haben<text:tab/><text:line-break/><text:tab/>ssh </text:span><text:a xlink:type="simple" xlink:href="mailto:danny@windows10" text:style-name="Internet_20_link" text:visited-style-name="Visited_20_Internet_20_Link"><text:span text:style-name="T5">danny@windows10</text:span></text:a><text:span text:style-name="T5"><text:line-break/></text:span></text:p>
      <text:p text:style-name="P1"><text:tab/>ssh <text:a xlink:type="simple" xlink:href="mailto:root@10.26.37.107" text:style-name="Internet_20_link" text:visited-style-name="Visited_20_Internet_20_Link">root@10.26.37.107</text:a> darf nicht funktionieren, root darf sich nicht über ssh anmelden. (Nur CentOS hält sich nicht daran)<text:line-break/><text:line-break/><text:line-break/>Jetzt können Sie beispielsweise von einem Rechner auf dem anderen ein Verzeichnis anlegen oder ein Update aufspielen. <text:line-break/><text:line-break/><text:line-break/>Manchmal machen die Virtuellen Maschinen nicht mit. <text:line-break/>Häufig hilft ein Neustart (der VMs oder des Rechners).<text:line-break/>Oder Sie probieren folgendes:<text:line-break/><text:line-break/><text:span text:style-name="T2">ifconfig enp0s3 down</text:span><text:tab/><text:tab/>#Deaktiviert die Netzwerkkarte enp0s3<text:line-break/><text:line-break/>anschließend vergeben wir die IP und Netzmaske erneut:<text:line-break/><text:line-break/><text:span text:style-name="T2">ifconfig &lt;NIC&gt; &lt;neue IP&gt; netmask &lt;neue Netzmaske&gt;<text:line-break/>z.B.:<text:line-break/>ifconfig enp0s3 10.26.37.106 netmask 255.255.255.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4T16:28:22.72</meta:creation-date>
    <dc:date>2020-05-26T07:44:06.49</dc:date>
    <meta:editing-duration>PT3H30M54S</meta:editing-duration>
    <meta:editing-cycles>4</meta:editing-cycles>
    <meta:generator>OpenOffice/4.1.7$Win32 OpenOffice.org_project/417m1$Build-9800</meta:generator>
    <meta:document-statistic meta:table-count="0" meta:image-count="0" meta:object-count="0" meta:page-count="1" meta:paragraph-count="2" meta:word-count="128" meta:character-count="991"/>
  </office:meta>
</office:document-meta>
</file>